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630f7"/>
    </style:style>
    <style:style style:name="P2" style:family="paragraph" style:parent-style-name="Standard">
      <style:text-properties style:font-name="Arial" fo:language="fr" fo:country="FR"/>
    </style:style>
    <style:style style:name="P3" style:family="paragraph" style:parent-style-name="Standard">
      <style:text-properties fo:color="#9933ff" style:font-name="Arial" fo:language="fr" fo:country="FR" fo:font-style="italic" style:font-style-asian="italic" style:font-style-complex="italic"/>
    </style:style>
    <style:style style:name="P4" style:family="paragraph" style:parent-style-name="Standard">
      <style:text-properties style:font-name="Liberation Mono1" fo:font-size="10pt" fo:language="fr" fo:country="FR" style:font-size-asian="10pt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.201cm" fo:margin-bottom="0.201cm" loext:contextual-spacing="false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ff407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3e87d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8a91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5a99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bf2f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335b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9f01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d5e7"/>
    </style:style>
    <style:style style:name="P18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65a99"/>
    </style:style>
    <style:style style:name="P20" style:family="paragraph" style:parent-style-name="Standard" style:list-style-name="L1">
      <style:paragraph-properties fo:margin-top="0.201cm" fo:margin-bottom="0.201cm" loext:contextual-spacing="false"/>
      <style:text-properties officeooo:paragraph-rsid="002ff407"/>
    </style:style>
    <style:style style:name="P21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paragraph-rsid="003cbf2f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3c920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4c6d1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6df1e"/>
    </style:style>
    <style:style style:name="P25" style:family="paragraph" style:parent-style-name="Standard">
      <style:paragraph-properties fo:margin-top="0.201cm" fo:margin-bottom="0.201cm" loext:contextual-spacing="false"/>
      <style:text-properties officeooo:paragraph-rsid="0043c920"/>
    </style:style>
    <style:style style:name="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T4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T5" style:family="text">
      <style:text-properties fo:color="#000000" style:font-name="Liberation Mono1" fo:font-size="10pt" fo:language="fr" fo:country="FR" style:text-underline-style="none" officeooo:rsid="000c385e" style:font-size-asian="10pt" style:font-name-complex="Arial" style:font-size-complex="10pt"/>
    </style:style>
    <style:style style:name="T6" style:family="text">
      <style:text-properties fo:color="#000000" style:font-name="Liberation Mono1" fo:font-size="10pt" fo:language="fr" fo:country="FR" style:text-underline-style="none" officeooo:rsid="00265a99" style:font-size-asian="10pt" style:font-name-complex="Arial" style:font-size-complex="10pt"/>
    </style:style>
    <style:style style:name="T7" style:family="text">
      <style:text-properties fo:color="#000000" style:font-name="Liberation Mono1" fo:font-size="10pt" fo:language="fr" fo:country="FR" style:text-underline-style="none" officeooo:rsid="00277974" style:font-size-asian="10pt" style:font-name-complex="Arial" style:font-size-complex="10pt"/>
    </style:style>
    <style:style style:name="T8" style:family="text">
      <style:text-properties fo:color="#000000" style:font-name="Liberation Mono1" fo:font-size="10pt" fo:language="fr" fo:country="FR" style:text-underline-style="none" officeooo:rsid="002b7913" style:font-size-asian="10pt" style:font-name-complex="Arial" style:font-size-complex="10pt"/>
    </style:style>
    <style:style style:name="T9" style:family="text">
      <style:text-properties fo:color="#000000" style:font-name="Liberation Mono1" fo:font-size="10pt" fo:language="fr" fo:country="FR" style:text-underline-style="none" officeooo:rsid="002ff407" style:font-size-asian="10pt" style:font-name-complex="Arial" style:font-size-complex="10pt"/>
    </style:style>
    <style:style style:name="T10" style:family="text">
      <style:text-properties fo:color="#000000" style:font-name="Liberation Mono1" fo:font-size="10pt" fo:language="fr" fo:country="FR" style:text-underline-style="none" officeooo:rsid="0030f784" style:font-size-asian="10pt" style:font-name-complex="Arial" style:font-size-complex="10pt"/>
    </style:style>
    <style:style style:name="T11" style:family="text">
      <style:text-properties fo:color="#000000" style:font-name="Liberation Mono1" fo:font-size="10pt" fo:language="fr" fo:country="FR" style:text-underline-style="none" officeooo:rsid="0033e87d" style:font-size-asian="10pt" style:font-name-complex="Arial" style:font-size-complex="10pt"/>
    </style:style>
    <style:style style:name="T12" style:family="text">
      <style:text-properties fo:color="#000000" style:font-name="Liberation Mono1" fo:font-size="10pt" fo:language="fr" fo:country="FR" style:text-underline-style="none" officeooo:rsid="00347abf" style:font-size-asian="10pt" style:font-name-complex="Arial" style:font-size-complex="10pt"/>
    </style:style>
    <style:style style:name="T13" style:family="text">
      <style:text-properties fo:color="#000000" style:font-name="Liberation Mono1" fo:font-size="10pt" fo:language="fr" fo:country="FR" style:text-underline-style="none" officeooo:rsid="0034b72e" style:font-size-asian="10pt" style:font-name-complex="Arial" style:font-size-complex="10pt"/>
    </style:style>
    <style:style style:name="T14" style:family="text">
      <style:text-properties fo:color="#000000" style:font-name="Liberation Mono1" fo:font-size="10pt" fo:language="fr" fo:country="FR" style:text-underline-style="none" officeooo:rsid="0034c95e" style:font-size-asian="10pt" style:font-name-complex="Arial" style:font-size-complex="10pt"/>
    </style:style>
    <style:style style:name="T15" style:family="text">
      <style:text-properties fo:color="#000000" style:font-name="Liberation Mono1" fo:font-size="10pt" fo:language="fr" fo:country="FR" style:text-underline-style="none" officeooo:rsid="00380553" style:font-size-asian="10pt" style:font-name-complex="Arial" style:font-size-complex="10pt"/>
    </style:style>
    <style:style style:name="T16" style:family="text">
      <style:text-properties fo:color="#000000" style:font-name="Liberation Mono1" fo:font-size="10pt" fo:language="fr" fo:country="FR" style:text-underline-style="none" officeooo:rsid="003895e7" style:font-size-asian="10pt" style:font-name-complex="Arial" style:font-size-complex="10pt"/>
    </style:style>
    <style:style style:name="T17" style:family="text">
      <style:text-properties fo:color="#000000" style:font-name="Liberation Mono1" fo:font-size="10pt" fo:language="fr" fo:country="FR" style:text-underline-style="none" fo:font-weight="normal" officeooo:rsid="000c385e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style:font-name="Liberation Mono1" fo:font-size="10pt" fo:language="fr" fo:country="FR" style:text-underline-style="none" fo:font-weight="bold" officeooo:rsid="0043c920" style:font-size-asian="10pt" style:font-weight-asian="bold" style:font-name-complex="Arial" style:font-size-complex="10pt" style:font-weight-complex="bold"/>
    </style:style>
    <style:style style:name="T19" style:family="text">
      <style:text-properties fo:color="#000000" style:font-name="Liberation Mono1" fo:font-size="10pt" fo:language="fr" fo:country="FR" fo:font-style="italic" style:text-underline-style="none" officeooo:rsid="00380553" style:font-size-asian="10pt" style:font-style-asian="italic" style:font-name-complex="Arial" style:font-size-complex="10pt" style:font-style-complex="italic"/>
    </style:style>
    <style:style style:name="T20" style:family="text">
      <style:text-properties fo:color="#000000" style:font-name="Liberation Mono1" fo:font-size="10pt" fo:language="fr" fo:country="FR" fo:font-style="italic" style:text-underline-style="none" officeooo:rsid="003cbf2f" style:font-size-asian="10pt" style:font-style-asian="italic" style:font-name-complex="Arial" style:font-size-complex="10pt" style:font-style-complex="italic"/>
    </style:style>
    <style:style style:name="T21" style:family="text">
      <style:text-properties fo:color="#000000" style:font-name="Liberation Mono1" fo:font-size="10pt" fo:language="fr" fo:country="FR" fo:font-style="italic" style:text-underline-style="none" officeooo:rsid="000c385e" style:font-size-asian="10pt" style:font-style-asian="italic" style:font-name-complex="Arial" style:font-size-complex="10pt" style:font-style-complex="italic"/>
    </style:style>
    <style:style style:name="T22" style:family="text">
      <style:text-properties fo:color="#000000" style:font-name="Liberation Mono1" fo:font-size="10pt" fo:language="fr" fo:country="FR" fo:font-style="italic" style:text-underline-style="none" fo:font-weight="bold" officeooo:rsid="0043c920" style:font-size-asian="10pt" style:font-style-asian="italic" style:font-weight-asian="bold" style:font-name-complex="Arial" style:font-size-complex="10pt" style:font-style-complex="italic" style:font-weight-complex="bold"/>
    </style:style>
    <style:style style:name="T23" style:family="text">
      <style:text-properties fo:color="#000000" style:font-name="Liberation Mono1" fo:font-size="10pt" fo:language="fr" fo:country="FR" fo:font-style="italic" style:text-underline-style="none" fo:font-weight="bold" officeooo:rsid="000c385e" style:font-size-asian="10pt" style:font-style-asian="italic" style:font-weight-asian="bold" style:font-name-complex="Arial" style:font-size-complex="10pt" style:font-style-complex="italic" style:font-weight-complex="bold"/>
    </style:style>
    <style:style style:name="T24" style:family="text">
      <style:text-properties fo:color="#000000" style:font-name="Liberation Mono1" fo:font-size="10pt" fo:language="fr" fo:country="FR" fo:font-style="italic" style:text-underline-style="none" fo:font-weight="bold" officeooo:rsid="00277974" style:font-size-asian="10pt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000000" style:font-name="Liberation Mono1" fo:font-size="10pt" fo:language="fr" fo:country="FR" fo:font-style="italic" style:text-underline-style="none" fo:font-weight="bold" officeooo:rsid="00279517" style:font-size-asian="10pt" style:font-style-asian="italic" style:font-weight-asian="bold" style:font-name-complex="Arial" style:font-size-complex="10pt" style:font-style-complex="italic" style:font-weight-complex="bold"/>
    </style:style>
    <style:style style:name="T26" style:family="text">
      <style:text-properties fo:color="#000000" style:font-name="Liberation Mono1" fo:font-size="10pt" fo:language="fr" fo:country="FR" fo:font-style="italic" style:text-underline-style="none" fo:font-weight="normal" officeooo:rsid="000c38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fo:color="#000000" style:font-name="Liberation Mono1" fo:font-size="10pt" fo:language="fr" fo:country="FR" fo:font-style="normal" style:text-underline-style="none" officeooo:rsid="00380553" style:font-size-asian="10pt" style:font-style-asian="normal" style:font-name-complex="Arial" style:font-size-complex="10pt" style:font-style-complex="normal"/>
    </style:style>
    <style:style style:name="T28" style:family="text">
      <style:text-properties fo:color="#000000" style:font-name="Liberation Mono1" fo:font-size="10pt" fo:language="fr" fo:country="FR" fo:font-style="normal" style:text-underline-style="none" officeooo:rsid="003ab7f1" style:font-size-asian="10pt" style:font-style-asian="normal" style:font-name-complex="Arial" style:font-size-complex="10pt" style:font-style-complex="normal"/>
    </style:style>
    <style:style style:name="T29" style:family="text">
      <style:text-properties fo:color="#000000" style:font-name="Liberation Mono1" fo:font-size="10pt" fo:language="fr" fo:country="FR" fo:font-style="normal" style:text-underline-style="none" officeooo:rsid="003c8a91" style:font-size-asian="10pt" style:font-style-asian="normal" style:font-name-complex="Arial" style:font-size-complex="10pt" style:font-style-complex="normal"/>
    </style:style>
    <style:style style:name="T30" style:family="text">
      <style:text-properties fo:color="#000000" style:font-name="Liberation Mono1" fo:font-size="10pt" fo:language="fr" fo:country="FR" fo:font-style="normal" style:text-underline-style="none" officeooo:rsid="003cbf2f" style:font-size-asian="10pt" style:font-style-asian="normal" style:font-name-complex="Arial" style:font-size-complex="10pt" style:font-style-complex="normal"/>
    </style:style>
    <style:style style:name="T31" style:family="text">
      <style:text-properties fo:color="#000000" style:font-name="Liberation Mono1" fo:font-size="10pt" fo:language="fr" fo:country="FR" fo:font-style="normal" style:text-underline-style="none" officeooo:rsid="003cc891" style:font-size-asian="10pt" style:font-style-asian="normal" style:font-name-complex="Arial" style:font-size-complex="10pt" style:font-style-complex="normal"/>
    </style:style>
    <style:style style:name="T32" style:family="text">
      <style:text-properties fo:color="#000000" style:font-name="Liberation Mono1" fo:font-size="10pt" fo:language="fr" fo:country="FR" fo:font-style="normal" style:text-underline-style="none" officeooo:rsid="003ebde4" style:font-size-asian="10pt" style:font-style-asian="normal" style:font-name-complex="Arial" style:font-size-complex="10pt" style:font-style-complex="normal"/>
    </style:style>
    <style:style style:name="T33" style:family="text">
      <style:text-properties fo:color="#000000" style:font-name="Liberation Mono1" fo:font-size="10pt" fo:language="fr" fo:country="FR" fo:font-style="normal" style:text-underline-style="none" officeooo:rsid="0040335b" style:font-size-asian="10pt" style:font-style-asian="normal" style:font-name-complex="Arial" style:font-size-complex="10pt" style:font-style-complex="normal"/>
    </style:style>
    <style:style style:name="T34" style:family="text">
      <style:text-properties fo:color="#000000" style:font-name="Liberation Mono1" fo:font-size="10pt" fo:language="fr" fo:country="FR" fo:font-style="normal" style:text-underline-style="none" officeooo:rsid="0040af4d" style:font-size-asian="10pt" style:font-style-asian="normal" style:font-name-complex="Arial" style:font-size-complex="10pt" style:font-style-complex="normal"/>
    </style:style>
    <style:style style:name="T35" style:family="text">
      <style:text-properties fo:color="#000000" style:font-name="Liberation Mono1" fo:font-size="10pt" fo:language="fr" fo:country="FR" fo:font-style="normal" style:text-underline-style="none" officeooo:rsid="0041d5e7" style:font-size-asian="10pt" style:font-style-asian="normal" style:font-name-complex="Arial" style:font-size-complex="10pt" style:font-style-complex="normal"/>
    </style:style>
    <style:style style:name="T36" style:family="text">
      <style:text-properties fo:color="#000000" style:font-name="Liberation Mono1" fo:font-size="10pt" fo:language="fr" fo:country="FR" fo:font-style="normal" style:text-underline-style="none" fo:font-weight="bold" officeooo:rsid="0043c920" style:font-size-asian="10pt" style:font-style-asian="normal" style:font-weight-asian="bold" style:font-name-complex="Arial" style:font-size-complex="10pt" style:font-style-complex="normal" style:font-weight-complex="bold"/>
    </style:style>
    <style:style style:name="T37" style:family="text">
      <style:text-properties fo:color="#000000" style:font-name="Liberation Mono1" fo:font-size="10pt" fo:language="fr" fo:country="FR" fo:font-style="normal" style:text-underline-style="none" fo:font-weight="normal" officeooo:rsid="002dfad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8" style:family="text">
      <style:text-properties fo:color="#000000" style:font-name="Liberation Mono1" fo:font-size="10pt" fo:language="fr" fo:country="FR" fo:font-style="normal" style:text-underline-style="none" fo:font-weight="normal" officeooo:rsid="0043c92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color="#000000" style:font-name="Liberation Mono1" fo:font-size="10pt" fo:language="fr" fo:country="FR" fo:font-style="normal" style:text-underline-style="none" fo:font-weight="normal" officeooo:rsid="003ab7f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000000" style:font-name="Liberation Mono1" fo:font-size="10pt" fo:language="fr" fo:country="FR" fo:font-style="normal" style:text-underline-style="none" fo:font-weight="normal" officeooo:rsid="000c385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1" style:family="text">
      <style:text-properties fo:color="#000000" style:font-name="Liberation Mono1" fo:font-size="10pt" fo:language="fr" fo:country="FR" fo:font-style="normal" style:text-underline-style="none" fo:font-weight="normal" officeooo:rsid="0044c6d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fo:color="#000000" style:font-name="Liberation Mono1" fo:font-size="10pt" fo:language="fr" fo:country="FR" fo:font-style="normal" style:text-underline-style="none" fo:font-weight="normal" officeooo:rsid="0046df1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color="#000000" style:font-name="Liberation Mono1" fo:font-size="10pt" fo:language="fr" fo:country="FR" fo:font-style="normal" style:text-underline-style="none" fo:font-weight="normal" officeooo:rsid="004712b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000000" style:font-name="Liberation Mono1" fo:font-size="11pt" fo:language="fr" fo:country="FR" style:text-underline-style="none" officeooo:rsid="002dfadc" style:font-size-asian="11pt" style:font-name-complex="Arial" style:font-size-complex="11pt"/>
    </style:style>
    <style:style style:name="T45" style:family="text">
      <style:text-properties fo:color="#000000" style:font-name="Liberation Mono1" fo:font-size="11pt" fo:language="fr" fo:country="FR" style:text-underline-style="none" fo:font-weight="bold" officeooo:rsid="002dfadc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style:font-name="Liberation Mono1" fo:font-size="11pt" fo:language="fr" fo:country="FR" style:text-underline-style="none" fo:font-weight="bold" officeooo:rsid="002ff407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style:font-name="Liberation Mono1" fo:font-size="11pt" fo:language="fr" fo:country="FR" style:text-underline-style="none" fo:font-weight="bold" officeooo:rsid="0043c920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="Liberation Mono1" fo:font-size="11pt" fo:language="fr" fo:country="FR" fo:font-style="normal" style:text-underline-style="none" fo:font-weight="bold" officeooo:rsid="002dfadc" style:font-size-asian="11pt" style:font-style-asian="normal" style:font-weight-asian="bold" style:font-name-complex="Arial" style:font-size-complex="11pt" style:font-style-complex="normal" style:font-weight-complex="bold"/>
    </style:style>
    <style:style style:name="T49" style:family="text">
      <style:text-properties fo:color="#000000" style:font-name="Liberation Mono1" fo:font-size="11pt" fo:language="fr" fo:country="FR" fo:font-style="normal" style:text-underline-style="none" fo:font-weight="bold" officeooo:rsid="0043c920" style:font-size-asian="11pt" style:font-style-asian="normal" style:font-weight-asian="bold" style:font-name-complex="Arial" style:font-size-complex="11pt" style:font-style-complex="normal" style:font-weight-complex="bold"/>
    </style:style>
    <style:style style:name="T50" style:family="text">
      <style:text-properties style:font-name="Liberation Mono1" fo:font-size="10pt" fo:language="fr" fo:country="FR" style:font-size-asian="10pt" style:font-size-complex="10pt"/>
    </style:style>
    <style:style style:name="T51" style:family="text">
      <style:text-properties style:font-name="Liberation Mono1" fo:font-size="10pt" fo:language="fr" fo:country="FR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Mono1" fo:font-size="10pt" fo:language="fr" fo:country="FR" fo:font-weight="bold" officeooo:rsid="00265a99" style:font-size-asian="10pt" style:font-weight-asian="bold" style:font-size-complex="10pt" style:font-weight-complex="bold"/>
    </style:style>
    <style:style style:name="T53" style:family="text">
      <style:text-properties style:font-name="Liberation Mono1" fo:font-size="10pt" fo:language="fr" fo:country="FR" fo:font-weight="bold" style:font-size-asian="10pt" style:font-weight-asian="bold" style:font-name-complex="Courier New" style:font-size-complex="10pt"/>
    </style:style>
    <style:style style:name="T54" style:family="text">
      <style:text-properties style:font-name="Liberation Mono1" fo:font-size="10pt" fo:language="fr" fo:country="FR" fo:font-weight="normal" officeooo:rsid="00265a99" style:font-size-asian="10pt" style:font-weight-asian="normal" style:font-size-complex="10pt" style:font-weight-complex="normal"/>
    </style:style>
    <style:style style:name="T55" style:family="text">
      <style:text-properties fo:color="#0000ff" style:font-name="Liberation Mono1" fo:font-size="10pt" fo:language="fr" fo:country="FR" fo:font-style="italic" fo:font-weight="bold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56" style:family="text">
      <style:text-properties fo:color="#0000ff" style:font-name="Liberation Mono1" fo:font-size="10pt" fo:language="fr" fo:country="FR" fo:font-style="italic" fo:font-weight="bold" officeooo:rsid="00265a99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57" style:family="text">
      <style:text-properties fo:color="#0000ff" style:font-name="Liberation Mono1" fo:font-size="13pt" fo:language="fr" fo:country="FR" fo:font-style="italic" fo:font-weight="bold" officeooo:rsid="00265a99" style:font-name-asian="Andale Sans UI" style:font-size-asian="13pt" style:language-asian="en" style:country-asian="US" style:font-style-asian="italic" style:font-weight-asian="bold" style:font-name-complex="Tahoma" style:font-size-complex="13pt" style:language-complex="en" style:country-complex="US" style:font-style-complex="italic" style:font-weight-complex="bold"/>
    </style:style>
    <style:style style:name="T58" style:family="text">
      <style:text-properties fo:color="#00000a" style:font-name="Liberation Mono1" fo:font-size="10pt" fo:language="fr" fo:country="FR" fo:font-style="normal" fo:font-weight="bold" officeooo:rsid="00265a99" style:font-name-asian="Andale Sans UI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Police_20_par_20_défaut"><text:span text:style-name="T57">Rapport de projet.</text:span></text:span><text:span text:style-name="Police_20_par_20_défaut"><text:span text:style-name="T56"> </text:span></text:span></text:p>
      <text:p text:style-name="P3"><text:span text:style-name="Police_20_par_20_défaut"><text:span text:style-name="T55"/></text:span></text:p>
      <text:p text:style-name="P2"><text:span text:style-name="Police_20_par_20_défaut"><text:span text:style-name="T55"/></text:span></text:p>
      <text:p text:style-name="P6"><text:span text:style-name="Police_20_par_20_défaut"><text:span text:style-name="T58">Membres du binôme :</text:span></text:span></text:p>
      <text:p text:style-name="Standard"><text:span text:style-name="Police_20_par_20_défaut"><text:span text:style-name="T50">FONTENEAU Félix<text:tab/><text:tab/><text:tab/><text:tab/>Groupe : <text:s/>3</text:span></text:span></text:p>
      <text:p text:style-name="Standard"><text:span text:style-name="Police_20_par_20_défaut"><text:span text:style-name="T50">FRATI—PERALDI Saveria<text:tab/><text:tab/><text:tab/>Groupe : <text:s/>3</text:span></text:span></text:p>
      <text:p text:style-name="P4"><text:span text:style-name="Police_20_par_20_défaut"><text:span text:style-name="T53"/></text:span></text:p>
      <text:p text:style-name="P6"><text:span text:style-name="Police_20_par_20_défaut"><text:span text:style-name="T52">Intitulé du</text:span></text:span><text:span text:style-name="Police_20_par_20_défaut"><text:span text:style-name="T51"> projet <text:s/>: </text:span></text:span><text:span text:style-name="Police_20_par_20_défaut"><text:span text:style-name="T54">Arbre binaire ordonné.</text:span></text:span></text:p>
      <text:p text:style-name="P12"><text:span text:style-name="Police_20_par_20_défaut"><text:span text:style-name="T17"><text:tab/></text:span></text:span><text:span text:style-name="Police_20_par_20_défaut"><text:span text:style-name="T5">Un arbre binaire ordonn</text:span></text:span><text:span text:style-name="Police_20_par_20_défaut"><text:span text:style-name="T15">é</text:span></text:span><text:span text:style-name="Police_20_par_20_défaut"><text:span text:style-name="T5"> est un arbre binaire muni d’une relation d’ordre qui permet d’ordonner les ́</text:span></text:span><text:span text:style-name="Police_20_par_20_défaut"><text:span text:style-name="T9">éléments</text:span></text:span><text:span text:style-name="Police_20_par_20_défaut"><text:span text:style-name="T5"> de l’arbre selon leur cl</text:span></text:span><text:span text:style-name="Police_20_par_20_défaut"><text:span text:style-name="T6">é</text:span></text:span><text:span text:style-name="Police_20_par_20_défaut"><text:span text:style-name="T5">. </text:span></text:span></text:p>
      <text:p text:style-name="P7"><text:span text:style-name="Police_20_par_20_défaut"><text:span text:style-name="T5">Le projet consist</text:span></text:span><text:span text:style-name="Police_20_par_20_défaut"><text:span text:style-name="T16">e</text:span></text:span><text:span text:style-name="Police_20_par_20_défaut"><text:span text:style-name="T5"> à visualiser graphiquement des arbres binaires ordonn</text:span></text:span><text:span text:style-name="Police_20_par_20_défaut"><text:span text:style-name="T6">é</text:span></text:span><text:span text:style-name="Police_20_par_20_défaut"><text:span text:style-name="T5">s auxquels on applique les </text:span></text:span><text:span text:style-name="Police_20_par_20_défaut"><text:span text:style-name="T9">opérations</text:span></text:span><text:span text:style-name="Police_20_par_20_défaut"><text:span text:style-name="T5"> de base: la recherche, l’ajout et la suppression d’un ́</text:span></text:span><text:span text:style-name="Police_20_par_20_défaut"><text:span text:style-name="T9">élément.</text:span></text:span><text:span text:style-name="Police_20_par_20_défaut"><text:span text:style-name="T5"> </text:span></text:span></text:p>
      <text:p text:style-name="P7"><text:span text:style-name="Police_20_par_20_défaut"><text:span text:style-name="T45"/></text:span></text:p>
      <text:list xml:id="list4955125335258865681" text:style-name="L1">
        <text:list-header>
          <text:p text:style-name="P20"><text:span text:style-name="Police_20_par_20_défaut"><text:span text:style-name="T45">Choix de programmation.</text:span></text:span></text:p>
        </text:list-header>
      </text:list>
      <text:p text:style-name="P9"><text:span text:style-name="Police_20_par_20_défaut"><text:span text:style-name="T5"><text:tab/>Dans le cadre de notre projet, </text:span></text:span><text:span text:style-name="Police_20_par_20_défaut"><text:span text:style-name="T9">nous avons utilisé la</text:span></text:span><text:span text:style-name="Police_20_par_20_défaut"><text:span text:style-name="T6"> PlancheADessin </text:span></text:span><text:span text:style-name="Police_20_par_20_défaut"><text:span text:style-name="T7">(</text:span></text:span><text:a xlink:type="simple" xlink:href="http://users.polytech.unice.fr/~vg/peip2/s3/PlancheADessin/PaD-doc/PaD/PlancheADessin.html" text:style-name="Internet_20_link" text:visited-style-name="Visited_20_Internet_20_Link"><text:span text:style-name="Police_20_par_20_défaut">http://users.polytech.unice.fr/~vg/peip2/s3/PlancheADessin/PaD-doc/PaD/PlancheADessin.html</text:span></text:a><text:span text:style-name="Police_20_par_20_défaut"><text:span text:style-name="T7">) </text:span></text:span><text:span text:style-name="Police_20_par_20_défaut"><text:span text:style-name="T9">au lieu de Swing. M. Granet n’y a vu aucun inconvénient puisqu’il s’agit d’</text:span></text:span><text:span text:style-name="Police_20_par_20_défaut"><text:span text:style-name="T5">une interface graphique </text:span></text:span><text:span text:style-name="Police_20_par_20_défaut"><text:span text:style-name="T7">étudiée</text:span></text:span><text:span text:style-name="Police_20_par_20_défaut"><text:span text:style-name="T5"> <text:s/></text:span></text:span><text:span text:style-name="Police_20_par_20_défaut"><text:span text:style-name="T7">en TD </text:span></text:span><text:span text:style-name="Police_20_par_20_défaut"><text:span text:style-name="T11">au </text:span></text:span><text:span text:style-name="Police_20_par_20_défaut"><text:span text:style-name="T5"><text:s/>début d’année. </text:span></text:span></text:p>
      <text:p text:style-name="P8"><text:span text:style-name="Police_20_par_20_défaut"><text:span text:style-name="T12">Côté</text:span></text:span><text:span text:style-name="Police_20_par_20_défaut"><text:span text:style-name="T9"> programmation, elle est orientée objet en ce qui concerne la construction des arbres. En effet, n</text:span></text:span><text:span text:style-name="Police_20_par_20_défaut"><text:span text:style-name="T5">ous avons compartimenté le code en divers objets fondamentaux sous forme de classes telles que </text:span></text:span><text:span text:style-name="Police_20_par_20_défaut"><text:span text:style-name="T23">ArbreBinaire</text:span></text:span><text:span text:style-name="Police_20_par_20_défaut"><text:span text:style-name="T21">, </text:span></text:span><text:span text:style-name="Police_20_par_20_défaut"><text:span text:style-name="T23">ArbreBinaireOrdonne</text:span></text:span><text:span text:style-name="Police_20_par_20_défaut"><text:span text:style-name="T21">,</text:span></text:span><text:span text:style-name="Police_20_par_20_défaut"><text:span text:style-name="T5"> </text:span></text:span><text:span text:style-name="Police_20_par_20_défaut"><text:span text:style-name="T23">ArbreBinaireDessine</text:span></text:span><text:span text:style-name="Police_20_par_20_défaut"><text:span text:style-name="T26"> </text:span></text:span><text:span text:style-name="Police_20_par_20_défaut"><text:span text:style-name="T39">et</text:span></text:span><text:span text:style-name="Police_20_par_20_défaut"><text:span text:style-name="T21"> </text:span></text:span><text:span text:style-name="Police_20_par_20_défaut"><text:span text:style-name="T24">Ele</text:span></text:span><text:span text:style-name="Police_20_par_20_défaut"><text:span text:style-name="T23">ment</text:span></text:span><text:span text:style-name="Police_20_par_20_défaut"><text:span text:style-name="T26">.</text:span></text:span><text:span text:style-name="Police_20_par_20_défaut"><text:span text:style-name="T5"> </text:span></text:span><text:span text:style-name="Police_20_par_20_défaut"><text:span text:style-name="T9">Nous n’avons pas omis les </text:span></text:span><text:span text:style-name="Police_20_par_20_défaut"><text:span text:style-name="T5"><text:s/>classes </text:span></text:span><text:span text:style-name="Police_20_par_20_défaut"><text:span text:style-name="T7">E</text:span></text:span><text:span text:style-name="Police_20_par_20_défaut"><text:span text:style-name="T5">xception </text:span></text:span><text:span text:style-name="Police_20_par_20_défaut"><text:span text:style-name="T9">liées</text:span></text:span><text:span text:style-name="Police_20_par_20_défaut"><text:span text:style-name="T5"> </text:span></text:span><text:span text:style-name="Police_20_par_20_défaut"><text:span text:style-name="T23">Noeud</text:span></text:span><text:span text:style-name="Police_20_par_20_défaut"><text:span text:style-name="T24">Pr</text:span></text:span><text:span text:style-name="Police_20_par_20_défaut"><text:span text:style-name="T23">inci</text:span></text:span><text:span text:style-name="Police_20_par_20_défaut"><text:span text:style-name="T24">p</text:span></text:span><text:span text:style-name="Police_20_par_20_défaut"><text:span text:style-name="T23">alExc</text:span></text:span><text:span text:style-name="Police_20_par_20_défaut"><text:span text:style-name="T24">ep</text:span></text:span><text:span text:style-name="Police_20_par_20_défaut"><text:span text:style-name="T23">tion</text:span></text:span><text:span text:style-name="Police_20_par_20_défaut"><text:span text:style-name="T21">, </text:span></text:span><text:span text:style-name="Police_20_par_20_défaut"><text:span text:style-name="T24">E</text:span></text:span><text:span text:style-name="Police_20_par_20_défaut"><text:span text:style-name="T23">lement</text:span></text:span><text:span text:style-name="Police_20_par_20_défaut"><text:span text:style-name="T24">DejaE</text:span></text:span><text:span text:style-name="Police_20_par_20_défaut"><text:span text:style-name="T23">xistant</text:span></text:span><text:span text:style-name="Police_20_par_20_défaut"><text:span text:style-name="T24">Excepti</text:span></text:span><text:span text:style-name="Police_20_par_20_défaut"><text:span text:style-name="T23">on</text:span></text:span><text:span text:style-name="Police_20_par_20_défaut"><text:span text:style-name="T21">, </text:span></text:span><text:span text:style-name="Police_20_par_20_défaut"><text:span text:style-name="T25">C</text:span></text:span><text:span text:style-name="Police_20_par_20_défaut"><text:span text:style-name="T23">le</text:span></text:span><text:span text:style-name="Police_20_par_20_défaut"><text:span text:style-name="T25">N</text:span></text:span><text:span text:style-name="Police_20_par_20_défaut"><text:span text:style-name="T23">on</text:span></text:span><text:span text:style-name="Police_20_par_20_défaut"><text:span text:style-name="T25">T</text:span></text:span><text:span text:style-name="Police_20_par_20_défaut"><text:span text:style-name="T23">r</text:span></text:span><text:span text:style-name="Police_20_par_20_défaut"><text:span text:style-name="T25">ouveeExcep</text:span></text:span><text:span text:style-name="Police_20_par_20_défaut"><text:span text:style-name="T23">tion</text:span></text:span><text:span text:style-name="Police_20_par_20_défaut"><text:span text:style-name="T21">, </text:span></text:span><text:span text:style-name="Police_20_par_20_défaut"><text:span text:style-name="T23">A</text:span></text:span><text:span text:style-name="Police_20_par_20_défaut"><text:span text:style-name="T25">rbreVideE</text:span></text:span><text:span text:style-name="Police_20_par_20_défaut"><text:span text:style-name="T23">xception</text:span></text:span><text:span text:style-name="Police_20_par_20_défaut"><text:span text:style-name="T21">.</text:span></text:span><text:span text:style-name="Police_20_par_20_défaut"><text:span text:style-name="T5"> </text:span></text:span></text:p>
      <text:p text:style-name="P10"><text:span text:style-name="Police_20_par_20_défaut"><text:span text:style-name="T10">Concernant </text:span></text:span><text:span text:style-name="Police_20_par_20_défaut"><text:span text:style-name="T12">la gestion des </text:span></text:span><text:span text:style-name="Police_20_par_20_défaut"><text:span text:style-name="T13">interactions</text:span></text:span><text:span text:style-name="Police_20_par_20_défaut"><text:span text:style-name="T12"> avec l’utilisateur</text:span></text:span><text:span text:style-name="Police_20_par_20_défaut"><text:span text:style-name="T10">, l’application </text:span></text:span><text:span text:style-name="Police_20_par_20_défaut"><text:span text:style-name="T12">est</text:span></text:span><text:span text:style-name="Police_20_par_20_défaut"><text:span text:style-name="T10"> programmé</text:span></text:span><text:span text:style-name="Police_20_par_20_défaut"><text:span text:style-name="T12">e</text:span></text:span><text:span text:style-name="Police_20_par_20_défaut"><text:span text:style-name="T10"> en impératif </text:span></text:span><text:span text:style-name="Police_20_par_20_défaut"><text:span text:style-name="T12">avec une méthode statique</text:span></text:span><text:span text:style-name="Police_20_par_20_défaut"><text:span text:style-name="T10">. </text:span></text:span></text:p>
      <text:p text:style-name="P10"><text:span text:style-name="Police_20_par_20_défaut"><text:span text:style-name="T44"/></text:span></text:p>
      <text:list xml:id="list195823996923629" text:continue-numbering="true" text:style-name="L1">
        <text:list-header>
          <text:p text:style-name="P20"><text:span text:style-name="Police_20_par_20_défaut"><text:span text:style-name="T46">F</text:span></text:span><text:span text:style-name="Police_20_par_20_défaut"><text:span text:style-name="T45">onctionnement du programme.</text:span></text:span></text:p>
        </text:list-header>
      </text:list>
      <text:p text:style-name="P25"><text:span text:style-name="Police_20_par_20_défaut"><text:span text:style-name="T47"><text:tab/>I. </text:span></text:span><text:span text:style-name="Police_20_par_20_défaut"><text:span text:style-name="T18">Niveau programmation.</text:span></text:span></text:p>
      <text:p text:style-name="P22"><text:span text:style-name="Police_20_par_20_défaut"><text:span text:style-name="T37"><text:tab/></text:span></text:span><text:span text:style-name="Police_20_par_20_défaut"><text:span text:style-name="T38">L</text:span></text:span><text:span text:style-name="Police_20_par_20_défaut"><text:span text:style-name="T37">’interface </text:span></text:span><text:span text:style-name="Police_20_par_20_défaut"><text:span text:style-name="T38">sur laquelle tout repose est </text:span></text:span><text:span text:style-name="Police_20_par_20_défaut"><text:span text:style-name="T22">ArbreBinaire</text:span></text:span><text:span text:style-name="Police_20_par_20_défaut"><text:span text:style-name="T38">. Par la suite, il a été nécessaire de créer une classe qui offrirait </text:span></text:span><text:span text:style-name="Police_20_par_20_défaut"><text:span text:style-name="T37">des méthodes afin de dessiner un arbre binaire sur une planche à dessin, </text:span></text:span><text:span text:style-name="Police_20_par_20_défaut"><text:span text:style-name="T38">il s’agit d’</text:span></text:span><text:span text:style-name="Police_20_par_20_défaut"><text:span text:style-name="T22">ArbreBinaireDessine </text:span></text:span><text:span text:style-name="Police_20_par_20_défaut"><text:span text:style-name="T38">: elle dessine n’importe quel ar</text:span></text:span><text:span text:style-name="Police_20_par_20_défaut"><text:span text:style-name="T37">bre binaire sur une planche à dessin. </text:span></text:span></text:p>
      <text:p text:style-name="P22"><text:span text:style-name="Police_20_par_20_défaut"><text:span text:style-name="T38">Par la suite il a fallu écrire la classe </text:span></text:span><text:span text:style-name="Police_20_par_20_défaut"><text:span text:style-name="T23">ArbreBinaireOrdonne</text:span></text:span><text:span text:style-name="Police_20_par_20_défaut"><text:span text:style-name="T40">, </text:span></text:span><text:span text:style-name="Police_20_par_20_défaut"><text:span text:style-name="T38">elle </text:span></text:span><text:span text:style-name="Police_20_par_20_défaut"><text:span text:style-name="T37">hérit</text:span></text:span><text:span text:style-name="Police_20_par_20_défaut"><text:span text:style-name="T38">e</text:span></text:span><text:span text:style-name="Police_20_par_20_défaut"><text:span text:style-name="T37"> </text:span></text:span><text:span text:style-name="Police_20_par_20_défaut"><text:span text:style-name="T38">d’</text:span></text:span><text:span text:style-name="Police_20_par_20_défaut"><text:span text:style-name="T22">ArbreBinaireDessine</text:span></text:span><text:span text:style-name="Police_20_par_20_défaut"><text:span text:style-name="T37"> afin d’avoir un visuel de </text:span></text:span><text:span text:style-name="Police_20_par_20_défaut"><text:span text:style-name="T38">l’</text:span></text:span><text:span text:style-name="Police_20_par_20_défaut"><text:span text:style-name="T37">arbre dans </text:span></text:span><text:span text:style-name="Police_20_par_20_défaut"><text:span text:style-name="T38">la Planche à Dessin</text:span></text:span><text:span text:style-name="Police_20_par_20_défaut"><text:span text:style-name="T37"> et </text:span></text:span><text:span text:style-name="Police_20_par_20_défaut"><text:span text:style-name="T38">elle </text:span></text:span><text:span text:style-name="Police_20_par_20_défaut"><text:span text:style-name="T37">implément</text:span></text:span><text:span text:style-name="Police_20_par_20_défaut"><text:span text:style-name="T38">e</text:span></text:span><text:span text:style-name="Police_20_par_20_défaut"><text:span text:style-name="T37"> l’interface </text:span></text:span><text:span text:style-name="Police_20_par_20_défaut"><text:span text:style-name="T23">ArbreBinaire</text:span></text:span><text:span text:style-name="Police_20_par_20_défaut"><text:span text:style-name="T37"> pour récupérer ses caractéristiques. Son constructeur principal est </text:span></text:span><text:span text:style-name="Police_20_par_20_défaut"><text:span text:style-name="T23">ArbreBinaireOrdonne</text:span></text:span><text:span text:style-name="Police_20_par_20_défaut"><text:span text:style-name="T40">, </text:span></text:span><text:span text:style-name="Police_20_par_20_défaut"><text:span text:style-name="T38">il</text:span></text:span><text:span text:style-name="Police_20_par_20_défaut"><text:span text:style-name="T37"> prend en paramètre un seul élément et créé un Arbre</text:span></text:span><text:span text:style-name="Police_20_par_20_défaut"><text:span text:style-name="T38">Binaire</text:span></text:span><text:span text:style-name="Police_20_par_20_défaut"><text:span text:style-name="T37"> avec un noeud et deux branches vides. </text:span></text:span></text:p>
      <text:p text:style-name="P23"><text:span text:style-name="Police_20_par_20_défaut"><text:span text:style-name="T49"><text:tab/></text:span></text:span></text:p>
      <text:p text:style-name="P23"><text:span text:style-name="Police_20_par_20_défaut"><text:span text:style-name="T49"/></text:span></text:p>
      <text:p text:style-name="P23"><text:soft-page-break/><text:span text:style-name="Police_20_par_20_défaut"><text:span text:style-name="T49"><text:tab/>II. </text:span></text:span><text:span text:style-name="Police_20_par_20_défaut"><text:span text:style-name="T36">Niveau utilisateur.</text:span></text:span><text:span text:style-name="Police_20_par_20_défaut"><text:span text:style-name="T38"> </text:span></text:span></text:p>
      <text:p text:style-name="P11"><text:span text:style-name="Police_20_par_20_défaut"><text:span text:style-name="T8"><text:tab/></text:span></text:span><text:span text:style-name="Police_20_par_20_défaut"><text:span text:style-name="T13">L’</text:span></text:span><text:span text:style-name="Police_20_par_20_défaut"><text:span text:style-name="T14">utilisateur compile </text:span></text:span><text:span text:style-name="Police_20_par_20_défaut"><text:span text:style-name="T15">le fichier </text:span></text:span><text:span text:style-name="Police_20_par_20_défaut"><text:span text:style-name="T19">Main.java</text:span></text:span><text:span text:style-name="Police_20_par_20_défaut"><text:span text:style-name="T27">, il l’exécute puis le terminal ouvre une nouvelle Planche à dessin sur laquelle est dessiné un arbre binaire ordonné comprenant </text:span></text:span><text:span text:style-name="Police_20_par_20_défaut"><text:span text:style-name="T28">des éléments </text:span></text:span><text:span text:style-name="Police_20_par_20_défaut"><text:span text:style-name="T27">par défaut. </text:span></text:span></text:p>
      <text:p text:style-name="P14"><text:span text:style-name="Police_20_par_20_défaut"><text:span text:style-name="T28">Le terminal </text:span></text:span><text:span text:style-name="Police_20_par_20_défaut"><text:span text:style-name="T29">accueille</text:span></text:span><text:span text:style-name="Police_20_par_20_défaut"><text:span text:style-name="T28"> l’utilisateur et lui récapitule les quatre actions qu’il est en mesure d’effectuer sur cet arbre, à savoir : </text:span></text:span><text:span text:style-name="Police_20_par_20_défaut"><text:span text:style-name="T30">« a » </text:span></text:span><text:span text:style-name="Police_20_par_20_défaut"><text:span text:style-name="T28">pour ajouter un élément, </text:span></text:span><text:span text:style-name="Police_20_par_20_défaut"><text:span text:style-name="T30">« s » </text:span></text:span><text:span text:style-name="Police_20_par_20_défaut"><text:span text:style-name="T28">pour en supprimer un, </text:span></text:span><text:span text:style-name="Police_20_par_20_défaut"><text:span text:style-name="T30">« r » </text:span></text:span><text:span text:style-name="Police_20_par_20_défaut"><text:span text:style-name="T28">pour en rechercher un, </text:span></text:span><text:span text:style-name="Police_20_par_20_défaut"><text:span text:style-name="T30">« n »</text:span></text:span><text:span text:style-name="Police_20_par_20_défaut"><text:span text:style-name="T28"> pour </text:span></text:span><text:span text:style-name="Police_20_par_20_défaut"><text:span text:style-name="T30">faire un nouvel arbre, </text:span></text:span><text:span text:style-name="Police_20_par_20_défaut"><text:span text:style-name="T28">et enfin </text:span></text:span><text:span text:style-name="Police_20_par_20_défaut"><text:span text:style-name="T30">« stop »</text:span></text:span><text:span text:style-name="Police_20_par_20_défaut"><text:span text:style-name="T28"> pour quitter l’application. </text:span></text:span></text:p>
      <text:p text:style-name="P13"><text:span text:style-name="Police_20_par_20_défaut"><text:span text:style-name="T28"/></text:span></text:p>
      <text:p text:style-name="P14"><text:span text:style-name="Police_20_par_20_défaut"><text:span text:style-name="T30">Si l’utilisateur choisit :</text:span></text:span></text:p>
      <text:p text:style-name="P14"><text:span text:style-name="Police_20_par_20_défaut"><text:span text:style-name="T30"><text:tab/>¤ « a » : Le terminal lui demande de préciser l’élément qu’il souhaite ajouter sous la forme </text:span></text:span><text:span text:style-name="Police_20_par_20_défaut"><text:span text:style-name="T20">int, string</text:span></text:span><text:span text:style-name="Police_20_par_20_défaut"><text:span text:style-name="T30">. </text:span></text:span></text:p>
      <text:p text:style-name="P15"><text:span text:style-name="Police_20_par_20_défaut"><text:span text:style-name="T30"><text:tab/>¤ « s » : Le terminal lui demande de préciser l’élément (appartenant à l’arbre) qu’il souhaite supprimer sous la forme </text:span></text:span><text:span text:style-name="Police_20_par_20_défaut"><text:span text:style-name="T20">int.</text:span></text:span><text:span text:style-name="Police_20_par_20_défaut"><text:span text:style-name="T30"> Le cas échéant, le terminal informera que l’élément entré n’appartient pas à l’arbre, et </text:span></text:span><text:span text:style-name="Police_20_par_20_défaut"><text:span text:style-name="T31">il peut réitérer sa demande.</text:span></text:span><text:span text:style-name="Police_20_par_20_défaut"><text:span text:style-name="T30"> </text:span></text:span></text:p>
      <text:p text:style-name="P14"><text:span text:style-name="Police_20_par_20_défaut"><text:span text:style-name="T30"><text:tab/>¤ « r » : </text:span></text:span><text:span text:style-name="Police_20_par_20_défaut"><text:span text:style-name="T31">L</text:span></text:span><text:span text:style-name="Police_20_par_20_défaut"><text:span text:style-name="T30">e terminal lui demande de </text:span></text:span><text:span text:style-name="Police_20_par_20_défaut"><text:span text:style-name="T31">préciser</text:span></text:span><text:span text:style-name="Police_20_par_20_défaut"><text:span text:style-name="T30"> l’élément qu’il souhaite </text:span></text:span><text:span text:style-name="Police_20_par_20_défaut"><text:span text:style-name="T31">recherch</text:span></text:span><text:span text:style-name="Police_20_par_20_défaut"><text:span text:style-name="T30">er </text:span></text:span><text:span text:style-name="Police_20_par_20_défaut"><text:span text:style-name="T31">dans l’arbre </text:span></text:span><text:span text:style-name="Police_20_par_20_défaut"><text:span text:style-name="T30">sous la forme </text:span></text:span><text:span text:style-name="Police_20_par_20_défaut"><text:span text:style-name="T20">int</text:span></text:span><text:span text:style-name="Police_20_par_20_défaut"><text:span text:style-name="T30">. </text:span></text:span><text:span text:style-name="Police_20_par_20_défaut"><text:span text:style-name="T31">Si l’élément n’est pas présent, alors l’utilisateur en sera informé dans le terminal.</text:span></text:span></text:p>
      <text:p text:style-name="P16"><text:span text:style-name="Police_20_par_20_défaut"><text:span text:style-name="T30"><text:tab/>¤ « n » : </text:span></text:span><text:span text:style-name="Police_20_par_20_défaut"><text:span text:style-name="T32">L</text:span></text:span><text:span text:style-name="Police_20_par_20_défaut"><text:span text:style-name="T30">e terminal lui demande de préciser l’élément qui constituera le premier nœud du nouvel arbre sous la forme </text:span></text:span><text:span text:style-name="Police_20_par_20_défaut"><text:span text:style-name="T20">int, string</text:span></text:span><text:span text:style-name="Police_20_par_20_défaut"><text:span text:style-name="T30">. </text:span></text:span></text:p>
      <text:p text:style-name="P15"><text:span text:style-name="Police_20_par_20_défaut"><text:span text:style-name="T30"><text:tab/>¤ « </text:span></text:span><text:span text:style-name="Police_20_par_20_défaut"><text:span text:style-name="T33">stop</text:span></text:span><text:span text:style-name="Police_20_par_20_défaut"><text:span text:style-name="T30"> » : </text:span></text:span><text:span text:style-name="Police_20_par_20_défaut"><text:span text:style-name="T33">L’application se ferme et la planche à dessin disparaît.</text:span></text:span></text:p>
      <text:p text:style-name="P14"><text:span text:style-name="Police_20_par_20_défaut"><text:span text:style-name="T30"/></text:span></text:p>
      <text:p text:style-name="P17"><text:span text:style-name="Police_20_par_20_défaut"><text:span text:style-name="T34">Les entrées </text:span></text:span><text:span text:style-name="Police_20_par_20_défaut"><text:span text:style-name="T30">« a », « </text:span></text:span><text:span text:style-name="Police_20_par_20_défaut"><text:span text:style-name="T34">s</text:span></text:span><text:span text:style-name="Police_20_par_20_défaut"><text:span text:style-name="T30"> » </text:span></text:span><text:span text:style-name="Police_20_par_20_défaut"><text:span text:style-name="T34">et </text:span></text:span><text:span text:style-name="Police_20_par_20_défaut"><text:span text:style-name="T30">« </text:span></text:span><text:span text:style-name="Police_20_par_20_défaut"><text:span text:style-name="T34">n</text:span></text:span><text:span text:style-name="Police_20_par_20_défaut"><text:span text:style-name="T30"> »</text:span></text:span><text:span text:style-name="Police_20_par_20_défaut"><text:span text:style-name="T34"> provoquent un changement </text:span></text:span><text:span text:style-name="Police_20_par_20_défaut"><text:span text:style-name="T33">automatique de </text:span></text:span><text:span text:style-name="Police_20_par_20_défaut"><text:span text:style-name="T34">la </text:span></text:span><text:span text:style-name="Police_20_par_20_défaut"><text:span text:style-name="T33">forme </text:span></text:span><text:span text:style-name="Police_20_par_20_défaut"><text:span text:style-name="T34">de l’arbre</text:span></text:span><text:span text:style-name="Police_20_par_20_défaut"><text:span text:style-name="T35">, tout en conservant l’arbre ordonné.</text:span></text:span></text:p>
      <text:p text:style-name="P13"><text:span text:style-name="Police_20_par_20_défaut"><text:span text:style-name="T28"/></text:span></text:p>
      <text:p text:style-name="P13"><text:span text:style-name="Police_20_par_20_défaut"><text:span text:style-name="T28"/></text:span></text:p>
      <text:list xml:id="list195825094003128" text:continue-numbering="true" text:style-name="L1">
        <text:list-header>
          <text:p text:style-name="P21"><text:span text:style-name="Police_20_par_20_défaut"><text:span text:style-name="T48">Les algorithmes.</text:span></text:span></text:p>
        </text:list-header>
      </text:list>
      <text:p text:style-name="P24"><text:span text:style-name="Police_20_par_20_défaut"><text:span text:style-name="T41"><text:tab/>Ici nous allons détailler le fonctionnement des </text:span></text:span><text:span text:style-name="Police_20_par_20_défaut"><text:span text:style-name="T42">méthodes visant à simuler les opérations de base de tout arbre binaire ordonné : l’ajout, la suppression et la recherche </text:span></text:span><text:span text:style-name="Police_20_par_20_défaut"><text:span text:style-name="T43">d’un élément</text:span></text:span><text:span text:style-name="Police_20_par_20_défaut"><text:span text:style-name="T42">. </text:span></text:span></text:p>
      <text:p text:style-name="P24"><text:span text:style-name="Police_20_par_20_défaut"><text:span text:style-name="T37">Pour supprimer un élément on le recherche dans l’arbre, si il est sur la branche droite tactac si il est sur la brnanvhe gauche on fait tic t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>
        <style:tab-stops>
          <style:tab-stop style:position="1.245cm"/>
        </style:tab-stops>
      </style:paragraph-properties>
      <style:text-properties fo:color="#00000a" style:font-name="Liberation Mono" fo:font-family="'Liberation Mono'" style:font-style-name="Normal" style:font-family-generic="modern" style:font-pitch="fixed" fo:font-size="11pt" style:font-name-asian="Andale Sans UI" style:font-family-asian="'Andale Sans UI'" style:font-family-generic-asian="system" style:font-pitch-asian="variable" style:language-asian="en" style:country-asian="US" style:font-name-complex="Tahoma" style:font-family-complex="Tahoma" style:font-family-generic-complex="swiss" style:font-pitch-complex="variable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25cm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ndale Sans UI" style:font-family-asian="'Andale Sans UI'" style:font-family-generic-asian="system" style:font-pitch-asian="variable" style:font-weight-asian="bold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MP2" style:family="paragraph" style:parent-style-name="Standard">
      <style:text-properties officeooo:paragraph-rsid="002630f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2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MT3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Polytech Nice-Sophia</text:span></text:span><text:span text:style-name="Police_20_par_20_défaut"><text:span text:style-name="MT2"> <text:s text:c="13"/></text:span></text:span><text:span text:style-name="Police_20_par_20_défaut"><text:span text:style-name="MT1"><text:s text:c="18"/></text:span></text:span><text:span text:style-name="Police_20_par_20_défaut"><text:span text:style-name="MT3">Algorithmique et structure de données</text:span></text:span></text:p>
        <text:p text:style-name="MP2"><text:span text:style-name="Police_20_par_20_défaut"><text:span text:style-name="MT4">2017-2018 <text:s text:c="14"/></text:span></text:span></text:p>
      </style:header>
      <style:footer>
        <text:p text:style-name="MP3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</meta:initial-creator>
    <meta:creation-date>2018-05-24T10:07:00Z</meta:creation-date>
    <dc:date>2018-05-30T19:58:23.842206132</dc:date>
    <meta:print-date>2018-04-15T08:15:00Z</meta:print-date>
    <meta:editing-cycles>60</meta:editing-cycles>
    <meta:editing-duration>PT1H58M14S</meta:editing-duration>
    <meta:document-statistic meta:table-count="0" meta:image-count="0" meta:object-count="0" meta:page-count="2" meta:paragraph-count="32" meta:word-count="607" meta:character-count="3949" meta:non-whitespace-character-count="3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rapport-projet-adw(1).odt/Normal.dotm"/>
  </office:meta>
</office:document-meta>
</file>